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05cm" fo:break-before="auto" style:use-optimal-row-height="false"/>
    </style:style>
    <style:style style:name="ro2" style:family="table-row">
      <style:table-row-properties style:row-height="1.686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2.096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est Date</text:p>
          </table:table-cell>
          <table:table-cell table:style-name="ce3" office:value-type="string" calcext:value-type="string">
            <text:p>Required Functionality </text:p>
          </table:table-cell>
          <table:table-cell table:style-name="ce3" office:value-type="string" calcext:value-type="string">
            <text:p>Modifications Mad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client is able to create Socket, through which it establishes a connection with the serv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client is able create an Array containing the GUI frames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client is able to send and receive objects from the serv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is able to send a LoginRequest to the server containing information that has been input by the us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is able to receive a LoginRequest and differentiate between a student and admi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remains on the LoginFrame until correct login details have been enter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is able to receive a LoginRequest and differentiate between a student and adm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n admin client is able to create and a send a QuizRequest objec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 student client is able receive DisplayQuestion objects, which changes the GUI frame to QuestionFr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is able to send an AnswerReponse to the server <text:s/>containing the time taken to answer a ques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client is able to receive and display an ArrayList containing the scores of all student users</text:p>
          </table:table-cell>
          <table:table-cell table:number-columns-repeated="102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Farmer</meta:initial-creator>
    <meta:creation-date>2014-03-24T09:00:52.169406808</meta:creation-date>
    <dc:date>2014-03-24T09:54:30.034222278</dc:date>
    <dc:creator>Samuel Farmer</dc:creator>
    <meta:editing-duration>P0D</meta:editing-duration>
    <meta:editing-cycles>1</meta:editing-cycles>
    <meta:generator>LibreOffice/4.1.3.2$Linux_X86_64 LibreOffice_project/70feb7d99726f064edab4605a8ab840c50ec57a</meta:generator>
    <meta:document-statistic meta:table-count="1" meta:cell-count="14" meta:object-count="0"/>
  </office:meta>
</office:document-meta>
</file>